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a5da8"/>
    </style:style>
    <style:style style:name="P2" style:family="paragraph" style:parent-style-name="Standard">
      <style:text-properties fo:language="en" fo:country="US" officeooo:rsid="0017fd92" officeooo:paragraph-rsid="001a5da8"/>
    </style:style>
    <style:style style:name="P3" style:family="paragraph" style:parent-style-name="Standard">
      <style:text-properties fo:language="en" fo:country="US" officeooo:rsid="0017fd92" officeooo:paragraph-rsid="001b9284"/>
    </style:style>
    <style:style style:name="P4" style:family="paragraph" style:parent-style-name="Standard">
      <style:text-properties fo:language="en" fo:country="US" officeooo:paragraph-rsid="001b9284"/>
    </style:style>
    <style:style style:name="P5" style:family="paragraph" style:parent-style-name="Standard">
      <style:text-properties fo:language="en" fo:country="US" officeooo:paragraph-rsid="001f0519"/>
    </style:style>
    <style:style style:name="P6" style:family="paragraph" style:parent-style-name="Standard">
      <style:text-properties fo:language="en" fo:country="US" officeooo:rsid="001f0519" officeooo:paragraph-rsid="001f0519"/>
    </style:style>
    <style:style style:name="P7" style:family="paragraph" style:parent-style-name="Standard">
      <style:text-properties fo:language="en" fo:country="US" officeooo:paragraph-rsid="001a5da8"/>
    </style:style>
    <style:style style:name="P8" style:family="paragraph" style:parent-style-name="Standard">
      <style:text-properties fo:language="en" fo:country="US" fo:font-weight="bold" officeooo:rsid="0019caf1" officeooo:paragraph-rsid="001a5da8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20ecf8" officeooo:paragraph-rsid="001a5da8" style:font-weight-asian="bold" style:font-weight-complex="bold"/>
    </style:style>
    <style:style style:name="T1" style:family="text">
      <style:text-properties officeooo:rsid="0017fd92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7fd92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19caf1" style:font-size-asian="12pt" style:font-weight-asian="normal" style:font-size-complex="12pt" style:font-weight-complex="normal"/>
    </style:style>
    <style:style style:name="T5" style:family="text">
      <style:text-properties officeooo:rsid="001a5da8"/>
    </style:style>
    <style:style style:name="T6" style:family="text">
      <style:text-properties officeooo:rsid="001d8d03"/>
    </style:style>
    <style:style style:name="T7" style:family="text">
      <style:text-properties officeooo:rsid="001f0519"/>
    </style:style>
    <style:style style:name="T8" style:family="text">
      <style:text-properties officeooo:rsid="0019caf1"/>
    </style:style>
    <style:style style:name="T9" style:family="text">
      <style:text-properties officeooo:rsid="001f3877"/>
    </style:style>
    <style:style style:name="T10" style:family="text">
      <style:text-properties officeooo:rsid="0020ecf8"/>
    </style:style>
    <style:style style:name="T11" style:family="text">
      <style:text-properties fo:font-style="italic" officeooo:rsid="0020ecf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0ecf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/</text:p>
      <text:p text:style-name="P2">1) <text:span text:style-name="T5">deep-water</text:span> : 121m</text:p>
      <text:p text:style-name="P2">reservoir : 2125m, thickness : 8m</text:p>
      <text:p text:style-name="P2"><text:tab/>tuff // 3m of gas + 5m of oil in Heimdal sand // water (Heimdal)</text:p>
      <text:p text:style-name="P2"/>
      <text:p text:style-name="P2">/!\ save les 2 <text:span text:style-name="T5">models</text:span> WITH_HC et NO_HC</text:p>
      <text:p text:style-name="P2"/>
      <text:p text:style-name="P2">II/</text:p>
      <text:p text:style-name="P2">1) No relevant diff<text:span text:style-name="T5">e</text:span>rences between <text:span text:style-name="T7">Inline </text:span>WITH and NO</text:p>
      <text:p text:style-name="P2">The same for the differ<text:span text:style-name="T5">en</text:span>t offsets and frequencies. We choose an offset of 15000m and a <text:span text:style-name="T5">frequency</text:span> of 0,5Hz because it seems to be the most interesting plot.</text:p>
      <text:p text:style-name="P2"/>
      <text:p text:style-name="P4"><text:span text:style-name="T1">2) <text:s/></text:span><text:span text:style-name="T6">There</text:span> are also no differences between the <text:span text:style-name="T7">Crossline</text:span> curves.</text:p>
      <text:p text:style-name="P4"><text:s text:c="11"/><text:span text:style-name="T7">DEPHASAGE de pi entre cross et in chelou ??</text:span></text:p>
      <text:p text:style-name="P3"/>
      <text:p text:style-name="P3"/>
      <text:p text:style-name="P2"/>
      <text:p text:style-name="P5"><text:span text:style-name="T8">3) <text:s text:c="2"/></text:span><text:span text:style-name="T6">There</text:span><text:span text:style-name="T8"> are also no differences between the </text:span><text:span text:style-name="T7">different resistivity or thickness of the reservoir, it’s maybe due to the </text:span><text:bookmark text:name="tw-target-text4"/>small real dimensions <text:span text:style-name="T7">of the reservoir and to the low resistivity of the layer (only around <text:s/>times more resistant).</text:span></text:p>
      <text:p text:style-name="P2"/>
      <text:p text:style-name="P6">Hesthammer criterion : <text:span text:style-name="T9">1,01 =&gt; 1% &lt;&lt; 15% needed for a positive result. The Hesthammer criterion is negative in our case, one more thing that suggests that the well isn’t exploitable.</text:span></text:p>
      <text:p text:style-name="P2"/>
      <text:p text:style-name="P2"/>
      <text:p text:style-name="P2">III/</text:p>
      <text:p text:style-name="P2"/>
      <text:p text:style-name="P2">In our case, CSEM didn’t help to localize HC-bearing deposits, we could say that it help us to know that the deposit isn’t relevant <text:span text:style-name="T5">enough.</text:span> </text:p>
      <text:p text:style-name="P1"><text:span text:style-name="T1">Indeed the reservoir is too small to have an influence on the measurement (8m max). </text:span><text:span text:style-name="T9">As shown by the 1% Hesthammer criterion. </text:span><text:span text:style-name="T13">I</text:span><text:span text:style-name="T12">n</text:span> view of all these results, we advise not to continue the exploitation of the <text:span text:style-name="T10">Gekko </text:span>well.</text:p>
      <text:p text:style-name="P2"/>
      <text:p text:style-name="P1"><text:span text:style-name="T1">WHAM </text:span>supposes that the subsurface r<text:span text:style-name="T2">esistivity is 1D </text:span><text:span text:style-name="T3">thus that we have </text:span><text:span text:style-name="T4">infinite layers, which isn’t the case. The influence </text:span><text:bookmark text:name="tw-target-text"/><text:span text:style-name="T2">of more conductive layers </text:span><text:span text:style-name="T4">is then increased. So in our situation the reservoir layer must have a bigger influence than in reality </text:span><text:bookmark text:name="tw-target-text2"/><text:span text:style-name="T4">which confirms</text:span><text:bookmark text:name="tw-target-text1"/><text:span text:style-name="T4"> our choice not to continue the exploitation of this well. </text:span></text:p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59:04.838000000</meta:creation-date>
    <dc:date>2022-03-28T14:43:44.093000000</dc:date>
    <meta:editing-duration>PT28M45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6" meta:word-count="280" meta:character-count="1592" meta:non-whitespace-character-count="1310"/>
  </office:meta>
</office:document-meta>
</file>